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73/"/>
  <manifest:file-entry manifest:media-type="application/vnd.oasis.opendocument.formula" manifest:full-path="Formula-72/"/>
  <manifest:file-entry manifest:media-type="application/vnd.oasis.opendocument.formula" manifest:full-path="Formula-71/"/>
  <manifest:file-entry manifest:media-type="application/vnd.oasis.opendocument.formula" manifest:full-path="Formula-70/"/>
  <manifest:file-entry manifest:media-type="application/vnd.oasis.opendocument.formula" manifest:full-path="Formula-69/"/>
  <manifest:file-entry manifest:media-type="application/vnd.oasis.opendocument.formula" manifest:full-path="Formula-68/"/>
  <manifest:file-entry manifest:media-type="application/vnd.oasis.opendocument.formula" manifest:full-path="Formula-67/"/>
  <manifest:file-entry manifest:media-type="application/vnd.oasis.opendocument.formula" manifest:full-path="Formula-66/"/>
  <manifest:file-entry manifest:media-type="application/vnd.oasis.opendocument.formula" manifest:full-path="Formula-65/"/>
  <manifest:file-entry manifest:media-type="application/vnd.oasis.opendocument.formula" manifest:full-path="Formula-64/"/>
  <manifest:file-entry manifest:media-type="application/vnd.oasis.opendocument.formula" manifest:full-path="Formula-63/"/>
  <manifest:file-entry manifest:media-type="application/vnd.oasis.opendocument.formula" manifest:full-path="Formula-62/"/>
  <manifest:file-entry manifest:media-type="application/vnd.oasis.opendocument.formula" manifest:full-path="Formula-61/"/>
  <manifest:file-entry manifest:media-type="application/vnd.oasis.opendocument.formula" manifest:full-path="Formula-60/"/>
  <manifest:file-entry manifest:media-type="application/vnd.oasis.opendocument.formula" manifest:full-path="Formula-59/"/>
  <manifest:file-entry manifest:media-type="application/vnd.oasis.opendocument.formula" manifest:full-path="Formula-58/"/>
  <manifest:file-entry manifest:media-type="application/vnd.oasis.opendocument.formula" manifest:full-path="Formula-57/"/>
  <manifest:file-entry manifest:media-type="application/vnd.oasis.opendocument.formula" manifest:full-path="Formula-56/"/>
  <manifest:file-entry manifest:media-type="application/vnd.oasis.opendocument.formula" manifest:full-path="Formula-55/"/>
  <manifest:file-entry manifest:media-type="application/vnd.oasis.opendocument.formula" manifest:full-path="Formula-54/"/>
  <manifest:file-entry manifest:media-type="application/vnd.oasis.opendocument.formula" manifest:full-path="Formula-53/"/>
  <manifest:file-entry manifest:media-type="application/vnd.oasis.opendocument.formula" manifest:full-path="Formula-52/"/>
  <manifest:file-entry manifest:media-type="application/vnd.oasis.opendocument.formula" manifest:full-path="Formula-51/"/>
  <manifest:file-entry manifest:media-type="application/vnd.oasis.opendocument.formula" manifest:full-path="Formula-50/"/>
  <manifest:file-entry manifest:media-type="application/vnd.oasis.opendocument.formula" manifest:full-path="Formula-49/"/>
  <manifest:file-entry manifest:media-type="application/vnd.oasis.opendocument.formula" manifest:full-path="Formula-48/"/>
  <manifest:file-entry manifest:media-type="application/vnd.oasis.opendocument.formula" manifest:full-path="Formula-47/"/>
  <manifest:file-entry manifest:media-type="application/vnd.oasis.opendocument.formula" manifest:full-path="Formula-46/"/>
  <manifest:file-entry manifest:media-type="application/vnd.oasis.opendocument.formula" manifest:full-path="Formula-45/"/>
  <manifest:file-entry manifest:media-type="application/vnd.oasis.opendocument.formula" manifest:full-path="Formula-44/"/>
  <manifest:file-entry manifest:media-type="application/vnd.oasis.opendocument.formula" manifest:full-path="Formula-43/"/>
  <manifest:file-entry manifest:media-type="application/vnd.oasis.opendocument.formula" manifest:full-path="Formula-42/"/>
  <manifest:file-entry manifest:media-type="application/vnd.oasis.opendocument.formula" manifest:full-path="Formula-41/"/>
  <manifest:file-entry manifest:media-type="application/vnd.oasis.opendocument.formula" manifest:full-path="Formula-40/"/>
  <manifest:file-entry manifest:media-type="application/vnd.oasis.opendocument.formula" manifest:full-path="Formula-39/"/>
  <manifest:file-entry manifest:media-type="application/vnd.oasis.opendocument.formula" manifest:full-path="Formula-38/"/>
  <manifest:file-entry manifest:media-type="application/vnd.oasis.opendocument.formula" manifest:full-path="Formula-37/"/>
  <manifest:file-entry manifest:media-type="application/vnd.oasis.opendocument.formula" manifest:full-path="Formula-36/"/>
  <manifest:file-entry manifest:media-type="application/vnd.oasis.opendocument.formula" manifest:full-path="Formula-35/"/>
  <manifest:file-entry manifest:media-type="application/vnd.oasis.opendocument.formula" manifest:full-path="Formula-34/"/>
  <manifest:file-entry manifest:media-type="application/vnd.oasis.opendocument.formula" manifest:full-path="Formula-33/"/>
  <manifest:file-entry manifest:media-type="application/vnd.oasis.opendocument.formula" manifest:full-path="Formula-32/"/>
  <manifest:file-entry manifest:media-type="application/vnd.oasis.opendocument.formula" manifest:full-path="Formula-31/"/>
  <manifest:file-entry manifest:media-type="application/vnd.oasis.opendocument.formula" manifest:full-path="Formula-30/"/>
  <manifest:file-entry manifest:media-type="application/vnd.oasis.opendocument.formula" manifest:full-path="Formula-29/"/>
  <manifest:file-entry manifest:media-type="application/vnd.oasis.opendocument.formula" manifest:full-path="Formula-28/"/>
  <manifest:file-entry manifest:media-type="application/vnd.oasis.opendocument.formula" manifest:full-path="Formula-27/"/>
  <manifest:file-entry manifest:media-type="application/vnd.oasis.opendocument.formula" manifest:full-path="Formula-26/"/>
  <manifest:file-entry manifest:media-type="application/vnd.oasis.opendocument.formula" manifest:full-path="Formula-25/"/>
  <manifest:file-entry manifest:media-type="application/vnd.oasis.opendocument.formula" manifest:full-path="Formula-24/"/>
  <manifest:file-entry manifest:media-type="application/vnd.oasis.opendocument.formula" manifest:full-path="Formula-23/"/>
  <manifest:file-entry manifest:media-type="application/vnd.oasis.opendocument.formula" manifest:full-path="Formula-22/"/>
  <manifest:file-entry manifest:media-type="application/vnd.oasis.opendocument.formula" manifest:full-path="Formula-21/"/>
  <manifest:file-entry manifest:media-type="application/vnd.oasis.opendocument.formula" manifest:full-path="Formula-20/"/>
  <manifest:file-entry manifest:media-type="application/vnd.oasis.opendocument.formula" manifest:full-path="Formula-19/"/>
  <manifest:file-entry manifest:media-type="application/vnd.oasis.opendocument.formula" manifest:full-path="Formula-18/"/>
  <manifest:file-entry manifest:media-type="application/vnd.oasis.opendocument.formula" manifest:full-path="Formula-17/"/>
  <manifest:file-entry manifest:media-type="application/vnd.oasis.opendocument.formula" manifest:full-path="Formula-16/"/>
  <manifest:file-entry manifest:media-type="application/vnd.oasis.opendocument.formula" manifest:full-path="Formula-15/"/>
  <manifest:file-entry manifest:media-type="application/vnd.oasis.opendocument.formula" manifest:full-path="Formula-14/"/>
  <manifest:file-entry manifest:media-type="application/vnd.oasis.opendocument.formula" manifest:full-path="Formula-13/"/>
  <manifest:file-entry manifest:media-type="application/vnd.oasis.opendocument.formula" manifest:full-path="Formula-12/"/>
  <manifest:file-entry manifest:media-type="application/vnd.oasis.opendocument.formula" manifest:full-path="Formula-11/"/>
  <manifest:file-entry manifest:media-type="application/vnd.oasis.opendocument.formula" manifest:full-path="Formula-10/"/>
  <manifest:file-entry manifest:media-type="application/vnd.oasis.opendocument.formula" manifest:full-path="Formula-9/"/>
  <manifest:file-entry manifest:media-type="application/vnd.oasis.opendocument.formula" manifest:full-path="Formula-8/"/>
  <manifest:file-entry manifest:media-type="application/vnd.oasis.opendocument.formula" manifest:full-path="Formula-7/"/>
  <manifest:file-entry manifest:media-type="application/vnd.oasis.opendocument.formula" manifest:full-path="Formula-6/"/>
  <manifest:file-entry manifest:media-type="application/vnd.oasis.opendocument.formula" manifest:full-path="Formula-5/"/>
  <manifest:file-entry manifest:media-type="application/vnd.oasis.opendocument.formula" manifest:full-path="Formula-4/"/>
  <manifest:file-entry manifest:media-type="application/vnd.oasis.opendocument.formula" manifest:full-path="Formula-3/"/>
  <manifest:file-entry manifest:media-type="application/vnd.oasis.opendocument.formula" manifest:full-path="Formula-2/"/>
  <manifest:file-entry manifest:media-type="application/vnd.oasis.opendocument.formula" manifest:full-path="Formula-1/"/>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style:text-position="sub 58%"/>
    </style:style>
    <style:style style:name="T18" style:family="text">
      <style:text-properties style:text-position="sub 58%"/>
    </style:style>
    <style:style style:name="T19" style:family="text">
      <style:text-properties style:text-position="sub 58%"/>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text-position="sub 58%"/>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style:text-position="sub 58%"/>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style:text-position="sub 58%"/>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style:text-position="sub 58%"/>
    </style:style>
  </office:automatic-styles>
  <office:body>
    <office:text>
      <text:h text:style-name="Heading_20_1" text:outline-level="1">Model description</text:h>
      <text:h text:style-name="Heading_20_2" text:outline-level="2">Agents and rules</text:h>
      <text:p text:style-name="First_20_paragraph">The world is represented by a square lattice <draw:frame text:anchor-type="as-char" style:vertical-pos="middle" style:vertical-rel="text"><draw:object xlink:href="Formula-0/" xlink:type="simple" xlink:show="embed" xlink:actuate="onLoad"/></draw:frame> composed of cells that are empty or occupied (Fig. [fig<text:span text:style-name="T1">l</text:span>attice]). This is denoted by a function <draw:frame text:anchor-type="as-char" style:vertical-pos="middle" style:vertical-rel="text"><draw:object xlink:href="Formula-1/" xlink:type="simple" xlink:show="embed" xlink:actuate="onLoad"/></draw:frame>, where time <draw:frame text:anchor-type="as-char" style:vertical-pos="middle" style:vertical-rel="text"><draw:object xlink:href="Formula-2/" xlink:type="simple" xlink:show="embed" xlink:actuate="onLoad"/></draw:frame> follows an iterative sequence <draw:frame text:anchor-type="as-char" style:vertical-pos="middle" style:vertical-rel="text"><draw:object xlink:href="Formula-3/" xlink:type="simple" xlink:show="embed" xlink:actuate="onLoad"/></draw:frame>  with a regular time step <draw:frame text:anchor-type="as-char" style:vertical-pos="middle" style:vertical-rel="text"><draw:object xlink:href="Formula-4/" xlink:type="simple" xlink:show="embed" xlink:actuate="onLoad"/></draw:frame>. Another evolving structure is laid out on top of the lattice: a Euclidean network <draw:frame text:anchor-type="as-char" style:vertical-pos="middle" style:vertical-rel="text"><draw:object xlink:href="Formula-5/" xlink:type="simple" xlink:show="embed" xlink:actuate="onLoad"/></draw:frame> whose vertices <draw:frame text:anchor-type="as-char" style:vertical-pos="middle" style:vertical-rel="text"><draw:object xlink:href="Formula-6/" xlink:type="simple" xlink:show="embed" xlink:actuate="onLoad"/></draw:frame> are a finite subset of the world and edges <draw:frame text:anchor-type="as-char" style:vertical-pos="middle" style:vertical-rel="text"><draw:object xlink:href="Formula-7/" xlink:type="simple" xlink:show="embed" xlink:actuate="onLoad"/></draw:frame> (its agents) represent <text:span text:style-name="T2">roads</text:span>. In the beginning, the lattice is empty: <draw:frame text:anchor-type="as-char" style:vertical-pos="middle" style:vertical-rel="text"><draw:object xlink:href="Formula-8/" xlink:type="simple" xlink:show="embed" xlink:actuate="onLoad"/></draw:frame>, and the network is either initialized randomly (e.g. uniformly) or set to a user-specified configuration <draw:frame text:anchor-type="as-char" style:vertical-pos="middle" style:vertical-rel="text"><draw:object xlink:href="Formula-9/" xlink:type="simple" xlink:show="embed" xlink:actuate="onLoad"/></draw:frame>. In order to translate functional mechanisms into the growth of a city, we assume that the initial vertices include a subset formed by <text:span text:style-name="T3">city</text:span><text:span text:style-name="T4"> </text:span><text:span text:style-name="T5">centers</text:span>, <draw:frame text:anchor-type="as-char" style:vertical-pos="middle" style:vertical-rel="text"><draw:object xlink:href="Formula-10/" xlink:type="simple" xlink:show="embed" xlink:actuate="onLoad"/></draw:frame>, which have integer <text:span text:style-name="T6">activities</text:span>, denoted by <draw:frame text:anchor-type="as-char" style:vertical-pos="middle" style:vertical-rel="text"><draw:object xlink:href="Formula-11/" xlink:type="simple" xlink:show="embed" xlink:actuate="onLoad"/></draw:frame>.</text:p>
      <text:p text:style-name="Text_20_body">To characterize the urban structures emerging in this world, we define in general a set of <draw:frame text:anchor-type="as-char" style:vertical-pos="middle" style:vertical-rel="text"><draw:object xlink:href="Formula-12/" xlink:type="simple" xlink:show="embed" xlink:actuate="onLoad"/></draw:frame> functions of the lattice, <draw:frame text:anchor-type="as-char" style:vertical-pos="middle" style:vertical-rel="text"><draw:object xlink:href="Formula-13/" xlink:type="simple" xlink:show="embed" xlink:actuate="onLoad"/></draw:frame>, called <text:span text:style-name="T7">explicative</text:span><text:span text:style-name="T8"> </text:span><text:span text:style-name="T9">variables</text:span>. These variables are here: <draw:frame text:anchor-type="as-char" style:vertical-pos="middle" style:vertical-rel="text"><draw:object xlink:href="Formula-14/" xlink:type="simple" xlink:show="embed" xlink:actuate="onLoad"/></draw:frame>, the <text:span text:style-name="T10">density</text:span>, i.e. the average <draw:frame text:anchor-type="as-char" style:vertical-pos="middle" style:vertical-rel="text"><draw:object xlink:href="Formula-15/" xlink:type="simple" xlink:show="embed" xlink:actuate="onLoad"/></draw:frame> around a cell <draw:frame text:anchor-type="as-char" style:vertical-pos="middle" style:vertical-rel="text"><draw:object xlink:href="Formula-16/" xlink:type="simple" xlink:show="embed" xlink:actuate="onLoad"/></draw:frame> in a circular neighborhood of radius <draw:frame text:anchor-type="as-char" style:vertical-pos="middle" style:vertical-rel="text"><draw:object xlink:href="Formula-17/" xlink:type="simple" xlink:show="embed" xlink:actuate="onLoad"/></draw:frame>; <draw:frame text:anchor-type="as-char" style:vertical-pos="middle" style:vertical-rel="text"><draw:object xlink:href="Formula-18/" xlink:type="simple" xlink:show="embed" xlink:actuate="onLoad"/></draw:frame>, the Euclidean <text:span text:style-name="T11">distance</text:span> of a cell to the nearest road; <draw:frame text:anchor-type="as-char" style:vertical-pos="middle" style:vertical-rel="text"><draw:object xlink:href="Formula-19/" xlink:type="simple" xlink:show="embed" xlink:actuate="onLoad"/></draw:frame> the <text:span text:style-name="T12">network-distance</text:span> of a cell to the nearest city center, i.e. the sum of <draw:frame text:anchor-type="as-char" style:vertical-pos="middle" style:vertical-rel="text"><draw:object xlink:href="Formula-20/" xlink:type="simple" xlink:show="embed" xlink:actuate="onLoad"/></draw:frame> and edge lengths; and <draw:frame text:anchor-type="as-char" style:vertical-pos="middle" style:vertical-rel="text"><draw:object xlink:href="Formula-21/" xlink:type="simple" xlink:show="embed" xlink:actuate="onLoad"/></draw:frame>, the <text:span text:style-name="T13">accessibility</text:span> of activities (or rather difficulty thereof), written</text:p>
      <text:p text:style-name="Text_20_body"><draw:frame text:anchor-type="paragraph" style:vertical-pos="middle" style:vertical-rel="text"><draw:object xlink:href="Formula-22/" xlink:type="simple" xlink:show="embed" xlink:actuate="onLoad"/></draw:frame></text:p>
      <text:p text:style-name="Text_20_body">where <draw:frame text:anchor-type="as-char" style:vertical-pos="middle" style:vertical-rel="text"><draw:object xlink:href="Formula-23/" xlink:type="simple" xlink:show="embed" xlink:actuate="onLoad"/></draw:frame> is the network-distance of the cell to the nearest center with an activity <draw:frame text:anchor-type="as-char" style:vertical-pos="middle" style:vertical-rel="text"><draw:object xlink:href="Formula-24/" xlink:type="simple" xlink:show="embed" xlink:actuate="onLoad"/></draw:frame>, and <draw:frame text:anchor-type="as-char" style:vertical-pos="middle" style:vertical-rel="text"><draw:object xlink:href="Formula-25/" xlink:type="simple" xlink:show="embed" xlink:actuate="onLoad"/></draw:frame> (typically 3) defines a <draw:frame text:anchor-type="as-char" style:vertical-pos="middle" style:vertical-rel="text"><draw:object xlink:href="Formula-26/" xlink:type="simple" xlink:show="embed" xlink:actuate="onLoad"/></draw:frame>-norm.</text:p>
      <text:p text:style-name="Text_20_body">A set of weights <draw:frame text:anchor-type="as-char" style:vertical-pos="middle" style:vertical-rel="text"><draw:object xlink:href="Formula-27/" xlink:type="simple" xlink:show="embed" xlink:actuate="onLoad"/></draw:frame> is assigned to these variables to tune their respective influence on what we define as the net <text:span text:style-name="T14">land</text:span><text:span text:style-name="T15"> </text:span><text:span text:style-name="T16">value</text:span> of a cell, as follows:</text:p>
      <text:p text:style-name="Text_20_body"><draw:frame text:anchor-type="paragraph" style:vertical-pos="middle" style:vertical-rel="text"><draw:object xlink:href="Formula-28/" xlink:type="simple" xlink:show="embed" xlink:actuate="onLoad"/></draw:frame></text:p>
      <text:p text:style-name="Text_20_body">Houses are preferentially built where <draw:frame text:anchor-type="as-char" style:vertical-pos="middle" style:vertical-rel="text"><draw:object xlink:href="Formula-29/" xlink:type="simple" xlink:show="embed" xlink:actuate="onLoad"/></draw:frame> is high, i.e. <draw:frame text:anchor-type="as-char" style:vertical-pos="middle" style:vertical-rel="text"><draw:object xlink:href="Formula-30/" xlink:type="simple" xlink:show="embed" xlink:actuate="onLoad"/></draw:frame>’s are low. Thus the evolution of the system proceeds in three phases at each time step: (a) all values <draw:frame text:anchor-type="as-char" style:vertical-pos="middle" style:vertical-rel="text"><draw:object xlink:href="Formula-31/" xlink:type="simple" xlink:show="embed" xlink:actuate="onLoad"/></draw:frame> are updated, (b) among the cells that have the best values, <draw:frame text:anchor-type="as-char" style:vertical-pos="middle" style:vertical-rel="text"><draw:object xlink:href="Formula-32/" xlink:type="simple" xlink:show="embed" xlink:actuate="onLoad"/></draw:frame> new cells are randomly chosen and “built” (set to <draw:frame text:anchor-type="as-char" style:vertical-pos="middle" style:vertical-rel="text"><draw:object xlink:href="Formula-33/" xlink:type="simple" xlink:show="embed" xlink:actuate="onLoad"/></draw:frame>); (c) for each built cell, if <draw:frame text:anchor-type="as-char" style:vertical-pos="middle" style:vertical-rel="text"><draw:object xlink:href="Formula-34/" xlink:type="simple" xlink:show="embed" xlink:actuate="onLoad"/></draw:frame> is greater than a threshold <draw:frame text:anchor-type="as-char" style:vertical-pos="middle" style:vertical-rel="text"><draw:object xlink:href="Formula-35/" xlink:type="simple" xlink:show="embed" xlink:actuate="onLoad"/></draw:frame> (maximum isolation distance), then that cell is directly connected to the network by creating a new road branching out orthogonally from the nearest edge.</text:p>
      <text:p text:style-name="Text_20_body">Network initialization is random (see details in [sec<text:span text:style-name="T17">e</text:span>xtval]), and the selection of new cells is also random among identical values of <draw:frame text:anchor-type="as-char" style:vertical-pos="middle" style:vertical-rel="text"><draw:object xlink:href="Formula-36/" xlink:type="simple" xlink:show="embed" xlink:actuate="onLoad"/></draw:frame>. A sensitivity analysis and model exploration is conducted in the next section to determine the relative effect of parameters with respect to these sources of randomness. In any case, growth is halted after a constant amount of time <draw:frame text:anchor-type="as-char" style:vertical-pos="middle" style:vertical-rel="text"><draw:object xlink:href="Formula-37/" xlink:type="simple" xlink:show="embed" xlink:actuate="onLoad"/></draw:frame>, evaluated from experiments, so that the final structure is neither “unfinished” nor filling out the world (see [sec<text:span text:style-name="T18">e</text:span>xtval]). Fig. [fig<text:span text:style-name="T19">f</text:span>lowchart] displays the core ABMS flowchart with feedback interactions between agents.</text:p>
      <text:p text:style-name="Text_20_body"><text:span text:style-name="T20">The</text:span><text:span text:style-name="T21"> </text:span><text:span text:style-name="T22">hybrid</text:span><text:span text:style-name="T23"> </text:span><text:span text:style-name="T24">network/grid</text:span><text:span text:style-name="T25"> </text:span><text:span text:style-name="T26">model.</text:span><text:span text:style-name="T27"> </text:span><text:span text:style-name="T28">Blue</text:span><text:span text:style-name="T29"> </text:span><text:span text:style-name="T30">arrows</text:span>: feedback interactions. <text:span text:style-name="T31">Red</text:span><text:span text:style-name="T32"> </text:span><text:span text:style-name="T33">arrows</text:span>: output evaluation functions.</text:p>
      <text:p text:style-name="Text_20_body">[fig<text:span text:style-name="T34">l</text:span>attice]</text:p>
      <text:p text:style-name="Text_20_body"><text:span text:style-name="T35">The</text:span><text:span text:style-name="T36"> </text:span><text:span text:style-name="T37">hybrid</text:span><text:span text:style-name="T38"> </text:span><text:span text:style-name="T39">network/grid</text:span><text:span text:style-name="T40"> </text:span><text:span text:style-name="T41">model.</text:span><text:span text:style-name="T42"> </text:span><text:span text:style-name="T43">Blue</text:span><text:span text:style-name="T44"> </text:span><text:span text:style-name="T45">arrows</text:span>: feedback interactions. <text:span text:style-name="T46">Red</text:span><text:span text:style-name="T47"> </text:span><text:span text:style-name="T48">arrows</text:span>: output evaluation functions.</text:p>
      <text:p text:style-name="Text_20_body">[fig<text:span text:style-name="T49">f</text:span>lowchart]</text:p>
      <text:h text:style-name="Heading_20_2" text:outline-level="2">Evaluation functions</text:h>
      <text:p text:style-name="First_20_paragraph">Once a structure is generated, its properties need to be quantified so that it can be categorized or compared to other structures for optimization purposes. To this goal, we define various <text:span text:style-name="T50">evaluation</text:span><text:span text:style-name="T51"> </text:span><text:span text:style-name="T52">functions</text:span>, both objective quantification measures and structural fitness values. The measures described in this section take into account all the explicative variables, whose distributions over the grid are emergent properties that cannot be known in advance and are therefore essential to monitor.</text:p>
      <text:h text:style-name="Heading_20_4" text:outline-level="4">Morphology</text:h>
      <text:p text:style-name="First_20_paragraph">To assess the morphological structure of an urban configuration, we map it onto a 2D metric space defined by a pair of global indicators <draw:frame text:anchor-type="as-char" style:vertical-pos="middle" style:vertical-rel="text"><draw:object xlink:href="Formula-38/" xlink:type="simple" xlink:show="embed" xlink:actuate="onLoad"/></draw:frame> called the <text:span text:style-name="T53">integrated</text:span><text:span text:style-name="T54"> </text:span><text:span text:style-name="T55">density</text:span> and the <text:span text:style-name="T56">Moran</text:span><text:span text:style-name="T57"> </text:span><text:span text:style-name="T58">index</text:span> (Fig. [fig<text:span text:style-name="T59">m</text:span>orpho]). The density <draw:frame text:anchor-type="as-char" style:vertical-pos="middle" style:vertical-rel="text"><draw:object xlink:href="Formula-39/" xlink:type="simple" xlink:show="embed" xlink:actuate="onLoad"/></draw:frame> is calculated by taking the <draw:frame text:anchor-type="as-char" style:vertical-pos="middle" style:vertical-rel="text"><draw:object xlink:href="Formula-40/" xlink:type="simple" xlink:show="embed" xlink:actuate="onLoad"/></draw:frame>-norm (with exponent <draw:frame text:anchor-type="as-char" style:vertical-pos="middle" style:vertical-rel="text"><draw:object xlink:href="Formula-41/" xlink:type="simple" xlink:show="embed" xlink:actuate="onLoad"/></draw:frame>, typically 3) of the local densities <draw:frame text:anchor-type="as-char" style:vertical-pos="middle" style:vertical-rel="text"><draw:object xlink:href="Formula-42/" xlink:type="simple" xlink:show="embed" xlink:actuate="onLoad"/></draw:frame>:</text:p>
      <text:p text:style-name="Text_20_body">$$D(t)=\left(\frac{1}{\sum_{i,j} \delta(i,j,t)}\!\!\sum_{\scriptstyle i,j=1\atop\scriptstyle\delta(i,j,t)\neq0}^N\!\!d_1(i,j,t)^{p_D}\right)^{1/p_D}$$</text:p>
      <text:p text:style-name="Text_20_body">Moran’s <draw:frame text:anchor-type="as-char" style:vertical-pos="middle" style:vertical-rel="text"><draw:object xlink:href="Formula-43/" xlink:type="simple" xlink:show="embed" xlink:actuate="onLoad"/></draw:frame>, an index of spatial autocorrelation, is widely used in quantitative geography  to evaluate the “polycentric” character of a distribution of populated cells. It is defined by</text:p>
      <text:p text:style-name="Text_20_body"><draw:frame text:anchor-type="paragraph" style:vertical-pos="middle" style:vertical-rel="text"><draw:object xlink:href="Formula-44/" xlink:type="simple" xlink:show="embed" xlink:actuate="onLoad"/></draw:frame></text:p>
      <text:p text:style-name="Text_20_body">where the lattice is partitioned into <draw:frame text:anchor-type="as-char" style:vertical-pos="middle" style:vertical-rel="text"><draw:object xlink:href="Formula-45/" xlink:type="simple" xlink:show="embed" xlink:actuate="onLoad"/></draw:frame> square areas, at an intermediate scale between cell size and world size (<draw:frame text:anchor-type="as-char" style:vertical-pos="middle" style:vertical-rel="text"><draw:object xlink:href="Formula-46/" xlink:type="simple" xlink:show="embed" xlink:actuate="onLoad"/></draw:frame>), <draw:frame text:anchor-type="as-char" style:vertical-pos="middle" style:vertical-rel="text"><draw:object xlink:href="Formula-47/" xlink:type="simple" xlink:show="embed" xlink:actuate="onLoad"/></draw:frame> is the distance between the centroids of areas <draw:frame text:anchor-type="as-char" style:vertical-pos="middle" style:vertical-rel="text"><draw:object xlink:href="Formula-48/" xlink:type="simple" xlink:show="embed" xlink:actuate="onLoad"/></draw:frame> and <draw:frame text:anchor-type="as-char" style:vertical-pos="middle" style:vertical-rel="text"><draw:object xlink:href="Formula-49/" xlink:type="simple" xlink:show="embed" xlink:actuate="onLoad"/></draw:frame>, <draw:frame text:anchor-type="as-char" style:vertical-pos="middle" style:vertical-rel="text"><draw:object xlink:href="Formula-50/" xlink:type="simple" xlink:show="embed" xlink:actuate="onLoad"/></draw:frame> denotes the number of occupied cells in each area, and <draw:frame text:anchor-type="as-char" style:vertical-pos="middle" style:vertical-rel="text"><draw:object xlink:href="Formula-51/" xlink:type="simple" xlink:show="embed" xlink:actuate="onLoad"/></draw:frame> is their global average. We can recognize in this formula the normalized ratio of a modified covariance (pairwise correlations divided by distances) and the variance of the distribution. Moran’s <draw:frame text:anchor-type="as-char" style:vertical-pos="middle" style:vertical-rel="text"><draw:object xlink:href="Formula-52/" xlink:type="simple" xlink:show="embed" xlink:actuate="onLoad"/></draw:frame> belongs by construction to the interval <draw:frame text:anchor-type="as-char" style:vertical-pos="middle" style:vertical-rel="text"><draw:object xlink:href="Formula-53/" xlink:type="simple" xlink:show="embed" xlink:actuate="onLoad"/></draw:frame>, where values near 1 correspond to a strong monocentric distribution, values around 0 to a random distribution, and values near <draw:frame text:anchor-type="as-char" style:vertical-pos="middle" style:vertical-rel="text"><draw:object xlink:href="Formula-54/" xlink:type="simple" xlink:show="embed" xlink:actuate="onLoad"/></draw:frame> to a checkered pattern (every other cell occupied). Usually, polycentric distributions have relatively small positive <draw:frame text:anchor-type="as-char" style:vertical-pos="middle" style:vertical-rel="text"><draw:object xlink:href="Formula-55/" xlink:type="simple" xlink:show="embed" xlink:actuate="onLoad"/></draw:frame> values, depending on the size and distance between centers.</text:p>
      <text:h text:style-name="Heading_20_4" text:outline-level="4">Network performance</text:h>
      <text:p text:style-name="First_20_paragraph">Due to the branching nature of the growth algorithm, the network of roads <draw:frame text:anchor-type="as-char" style:vertical-pos="middle" style:vertical-rel="text"><draw:object xlink:href="Formula-56/" xlink:type="simple" xlink:show="embed" xlink:actuate="onLoad"/></draw:frame> cannot contain any other loops than the ones initially present in <draw:frame text:anchor-type="as-char" style:vertical-pos="middle" style:vertical-rel="text"><draw:object xlink:href="Formula-57/" xlink:type="simple" xlink:show="embed" xlink:actuate="onLoad"/></draw:frame>. Therefore, notions of “clustering coefficient” or “robustness” (with respect to node removal) are not relevant here. On the other hand, since <draw:frame text:anchor-type="as-char" style:vertical-pos="middle" style:vertical-rel="text"><draw:object xlink:href="Formula-58/" xlink:type="simple" xlink:show="embed" xlink:actuate="onLoad"/></draw:frame> is intended to simulate a <text:span text:style-name="T60">mobility</text:span> network, we can evaluate its performance by defining a <text:span text:style-name="T61">relative</text:span><text:span text:style-name="T62"> </text:span><text:span text:style-name="T63">speed</text:span>  <draw:frame text:anchor-type="as-char" style:vertical-pos="middle" style:vertical-rel="text"><draw:object xlink:href="Formula-59/" xlink:type="simple" xlink:show="embed" xlink:actuate="onLoad"/></draw:frame>, representing the “detours” imposed by <draw:frame text:anchor-type="as-char" style:vertical-pos="middle" style:vertical-rel="text"><draw:object xlink:href="Formula-60/" xlink:type="simple" xlink:show="embed" xlink:actuate="onLoad"/></draw:frame> with respect to direct, straight travels:</text:p>
      <text:p text:style-name="Text_20_body">$$S(t)=\left(\frac{1}{\sum_{i,j}\delta(i,j,t)}\!\!\sum_{\scriptstyle i,j=1\atop\scriptstyle\delta(i,j,t)\neq0}^N\!\!\left(\frac{d_3(i,j,t)}{e_3(i,j,t)}\right)^{p_S}\right)^{1/p_S}$$</text:p>
      <text:p text:style-name="Text_20_body">where <draw:frame text:anchor-type="as-char" style:vertical-pos="middle" style:vertical-rel="text"><draw:object xlink:href="Formula-61/" xlink:type="simple" xlink:show="embed" xlink:actuate="onLoad"/></draw:frame> (also 3), and <draw:frame text:anchor-type="as-char" style:vertical-pos="middle" style:vertical-rel="text"><draw:object xlink:href="Formula-62/" xlink:type="simple" xlink:show="embed" xlink:actuate="onLoad"/></draw:frame> is the direct Euclidean distance between cell <draw:frame text:anchor-type="as-char" style:vertical-pos="middle" style:vertical-rel="text"><draw:object xlink:href="Formula-63/" xlink:type="simple" xlink:show="embed" xlink:actuate="onLoad"/></draw:frame> and the nearest city center over the network, i.e. the one that realizes the value of <draw:frame text:anchor-type="as-char" style:vertical-pos="middle" style:vertical-rel="text"><draw:object xlink:href="Formula-64/" xlink:type="simple" xlink:show="embed" xlink:actuate="onLoad"/></draw:frame>. Note that <draw:frame text:anchor-type="as-char" style:vertical-pos="middle" style:vertical-rel="text"><draw:object xlink:href="Formula-65/" xlink:type="simple" xlink:show="embed" xlink:actuate="onLoad"/></draw:frame> and is actually higher for more convoluted networks (thus it is a measure of “slowness”, but we still employ “speed”).</text:p>
      <text:h text:style-name="Heading_20_4" text:outline-level="4">Functional accessibility</text:h>
      <text:p text:style-name="First_20_paragraph">The global functional accessibility <draw:frame text:anchor-type="as-char" style:vertical-pos="middle" style:vertical-rel="text"><draw:object xlink:href="Formula-66/" xlink:type="simple" xlink:show="embed" xlink:actuate="onLoad"/></draw:frame> to city centers is another <draw:frame text:anchor-type="as-char" style:vertical-pos="middle" style:vertical-rel="text"><draw:object xlink:href="Formula-67/" xlink:type="simple" xlink:show="embed" xlink:actuate="onLoad"/></draw:frame>-norm (also 3), based on the relative local accessibility from each cell, which is <draw:frame text:anchor-type="as-char" style:vertical-pos="middle" style:vertical-rel="text"><draw:object xlink:href="Formula-68/" xlink:type="simple" xlink:show="embed" xlink:actuate="onLoad"/></draw:frame> over its maximum:</text:p>
      <text:p text:style-name="Text_20_body">$$A(t)=\left(\frac{1}{\sum_{i,j}\delta(i,j,t)}\!\!\sum_{\scriptstyle i,j=1\atop\scriptstyle\delta(i,j,t)\neq0}^N\!\!\left(\frac{d_4(i,j,t)}{d_{4,\max}(t)}\right)^{p_A}\right)^{1/p_A}$$</text:p>
      <text:p text:style-name="Text_20_body">This normalization puts <draw:frame text:anchor-type="as-char" style:vertical-pos="middle" style:vertical-rel="text"><draw:object xlink:href="Formula-69/" xlink:type="simple" xlink:show="embed" xlink:actuate="onLoad"/></draw:frame> in <draw:frame text:anchor-type="as-char" style:vertical-pos="middle" style:vertical-rel="text"><draw:object xlink:href="Formula-70/" xlink:type="simple" xlink:show="embed" xlink:actuate="onLoad"/></draw:frame> and allows comparing configurations of different sizes. Like <draw:frame text:anchor-type="as-char" style:vertical-pos="middle" style:vertical-rel="text"><draw:object xlink:href="Formula-71/" xlink:type="simple" xlink:show="embed" xlink:actuate="onLoad"/></draw:frame>, “better” urban configurations are characterized by a lower <draw:frame text:anchor-type="as-char" style:vertical-pos="middle" style:vertical-rel="text"><draw:object xlink:href="Formula-72/" xlink:type="simple" xlink:show="embed" xlink:actuate="onLoad"/></draw:frame>.</text:p>
      <text:h text:style-name="Heading_20_4" text:outline-level="4">Economic performance</text:h>
      <text:p text:style-name="First_20_paragraph">It was shown by Banos  that the Schelling segregation model, a standard ABM of socio-economic dynamics , was highly sensitive to the spatial structures in which it could be embedded, since segregation rules depended on proximity. This justifies the use of this model as an evaluation of <text:span text:style-name="T64">economic</text:span><text:span text:style-name="T65"> </text:span><text:span text:style-name="T66">performance</text:span> of our urban configurations, measuring how much structure influences segregation. To this aim, we implemented a model of residential dynamics based on the work of Benenson et al. . The output function is a segregation index <draw:frame text:anchor-type="as-char" style:vertical-pos="middle" style:vertical-rel="text"><draw:object xlink:href="Formula-73/" xlink:type="simple" xlink:show="embed" xlink:actuate="onLoad"/></draw:frame> calculated on the residential patterns that emerge inside a distribution of built patches. For urban structures produced in a practical case (Section [sec<text:span text:style-name="T67">p</text:span>ractapp]), we obtained densities of mobile agents between 0.1 and 0.2. Following Gauvin et al. , the phase diagram of the Schelling model indicates that in such a density range, tolerance thresholds of 0.4 to 0.8 lead to clustered frozen states, where the calculation of a spatial segregation index is indeed relevant. The detailed description of this economic model is out of the scope of this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o stretchy="false">(</mo>
    <msub>
      <mi>L</mi>
      <mrow>
        <mi>i</mi>
        <mo>,</mo>
        <mi>j</mi>
      </mrow>
    </msub>
    <msub>
      <mo stretchy="false">)</mo>
      <mrow>
        <mn>1</mn>
        <mo>≤</mo>
        <mi>i</mi>
        <mo>,</mo>
        <mi>j</mi>
        <mo>≤</mo>
        <mi>N</mi>
      </mrow>
    </msub>
  </mrow>
</math>
</file>

<file path=Formula-1/content.xml><?xml version="1.0" encoding="utf-8"?>
<math xmlns="http://www.w3.org/1998/Math/MathML" display="inline">
  <mrow>
    <mi>δ</mi>
    <mo stretchy="false">(</mo>
    <mi>i</mi>
    <mo>,</mo>
    <mi>j</mi>
    <mo>,</mo>
    <mi>t</mi>
    <mo stretchy="false">)</mo>
    <mo>∈</mo>
    <mo stretchy="false">{</mo>
    <mn>0</mn>
    <mo>,</mo>
    <mn>1</mn>
    <mo stretchy="false">}</mo>
  </mrow>
</math>
</file>

<file path=Formula-10/content.xml><?xml version="1.0" encoding="utf-8"?>
<math xmlns="http://www.w3.org/1998/Math/MathML" display="inline">
  <mrow>
    <msub>
      <mi>C</mi>
      <mn>0</mn>
    </msub>
    <mo>⊂</mo>
    <msub>
      <mi>V</mi>
      <mn>0</mn>
    </msub>
  </mrow>
</math>
</file>

<file path=Formula-11/content.xml><?xml version="1.0" encoding="utf-8"?>
<math xmlns="http://www.w3.org/1998/Math/MathML" display="inline">
  <mrow>
    <mi>a</mi>
    <mo>:</mo>
    <msub>
      <mi>C</mi>
      <mn>0</mn>
    </msub>
    <mo>→</mo>
    <mo stretchy="false">{</mo>
    <mn>1</mn>
    <mo>,</mo>
    <mo>…</mo>
    <mo>,</mo>
    <msub>
      <mi>a</mi>
      <mi>max</mi>
    </msub>
    <mo stretchy="false">}</mo>
  </mrow>
</math>
</file>

<file path=Formula-12/content.xml><?xml version="1.0" encoding="utf-8"?>
<math xmlns="http://www.w3.org/1998/Math/MathML" display="inline">
  <mrow>
    <mi>k</mi>
  </mrow>
</math>
</file>

<file path=Formula-13/content.xml><?xml version="1.0" encoding="utf-8"?>
<math xmlns="http://www.w3.org/1998/Math/MathML" display="inline">
  <mrow>
    <mo stretchy="false">(</mo>
    <msub>
      <mi>d</mi>
      <mi>k</mi>
    </msub>
    <mo stretchy="false">(</mo>
    <mi>i</mi>
    <mo>,</mo>
    <mi>j</mi>
    <mo>,</mo>
    <mi>t</mi>
    <mo stretchy="false">)</mo>
    <msub>
      <mo stretchy="false">)</mo>
      <mrow>
        <mn>1</mn>
        <mo>≤</mo>
        <mi>k</mi>
        <mo>≤</mo>
        <mi>K</mi>
      </mrow>
    </msub>
  </mrow>
</math>
</file>

<file path=Formula-14/content.xml><?xml version="1.0" encoding="utf-8"?>
<math xmlns="http://www.w3.org/1998/Math/MathML" display="inline">
  <mrow>
    <msub>
      <mi>d</mi>
      <mn>1</mn>
    </msub>
  </mrow>
</math>
</file>

<file path=Formula-15/content.xml><?xml version="1.0" encoding="utf-8"?>
<math xmlns="http://www.w3.org/1998/Math/MathML" display="inline">
  <mrow>
    <mi>δ</mi>
  </mrow>
</math>
</file>

<file path=Formula-16/content.xml><?xml version="1.0" encoding="utf-8"?>
<math xmlns="http://www.w3.org/1998/Math/MathML" display="inline">
  <mrow>
    <mo stretchy="false">(</mo>
    <mi>i</mi>
    <mo>,</mo>
    <mi>j</mi>
    <mo stretchy="false">)</mo>
  </mrow>
</math>
</file>

<file path=Formula-17/content.xml><?xml version="1.0" encoding="utf-8"?>
<math xmlns="http://www.w3.org/1998/Math/MathML" display="inline">
  <mrow>
    <mi>ρ</mi>
  </mrow>
</math>
</file>

<file path=Formula-18/content.xml><?xml version="1.0" encoding="utf-8"?>
<math xmlns="http://www.w3.org/1998/Math/MathML" display="inline">
  <mrow>
    <msub>
      <mi>d</mi>
      <mn>2</mn>
    </msub>
  </mrow>
</math>
</file>

<file path=Formula-19/content.xml><?xml version="1.0" encoding="utf-8"?>
<math xmlns="http://www.w3.org/1998/Math/MathML" display="inline">
  <mrow>
    <msub>
      <mi>d</mi>
      <mn>3</mn>
    </msub>
  </mrow>
</math>
</file>

<file path=Formula-2/content.xml><?xml version="1.0" encoding="utf-8"?>
<math xmlns="http://www.w3.org/1998/Math/MathML" display="inline">
  <mrow>
    <mi>t</mi>
  </mrow>
</math>
</file>

<file path=Formula-20/content.xml><?xml version="1.0" encoding="utf-8"?>
<math xmlns="http://www.w3.org/1998/Math/MathML" display="inline">
  <mrow>
    <msub>
      <mi>d</mi>
      <mn>2</mn>
    </msub>
  </mrow>
</math>
</file>

<file path=Formula-21/content.xml><?xml version="1.0" encoding="utf-8"?>
<math xmlns="http://www.w3.org/1998/Math/MathML" display="inline">
  <mrow>
    <msub>
      <mi>d</mi>
      <mn>4</mn>
    </msub>
  </mrow>
</math>
</file>

<file path=Formula-22/content.xml><?xml version="1.0" encoding="utf-8"?>
<math xmlns="http://www.w3.org/1998/Math/MathML" display="block">
  <mrow>
    <msub>
      <mi>d</mi>
      <mn>4</mn>
    </msub>
    <mo stretchy="false">(</mo>
    <mi>i</mi>
    <mo>,</mo>
    <mi>j</mi>
    <mo>,</mo>
    <mi>t</mi>
    <mo stretchy="false">)</mo>
    <mo>=</mo>
    <msup>
      <mrow>
        <mo stretchy="true">(</mo>
        <mfrac>
          <mn>1</mn>
          <msub>
            <mi>a</mi>
            <mi>max</mi>
          </msub>
        </mfrac>
        <munderover>
          <mo>∑</mo>
          <mrow>
            <mi>a</mi>
            <mo>=</mo>
            <mn>1</mn>
          </mrow>
          <msub>
            <mi>a</mi>
            <mi>max</mi>
          </msub>
        </munderover>
        <msub>
          <mi>d</mi>
          <mn>3</mn>
        </msub>
        <mo stretchy="false">(</mo>
        <mi>i</mi>
        <mo>,</mo>
        <mi>j</mi>
        <mo>,</mo>
        <mi>t</mi>
        <mo>;</mo>
        <mi>a</mi>
        <msup>
          <mo stretchy="false">)</mo>
          <msub>
            <mi>p</mi>
            <mn>4</mn>
          </msub>
        </msup>
        <mo stretchy="true">)</mo>
      </mrow>
      <mrow>
        <mn>1</mn>
        <mo>/</mo>
        <msub>
          <mi>p</mi>
          <mn>4</mn>
        </msub>
      </mrow>
    </msup>
  </mrow>
</math>
</file>

<file path=Formula-23/content.xml><?xml version="1.0" encoding="utf-8"?>
<math xmlns="http://www.w3.org/1998/Math/MathML" display="inline">
  <mrow>
    <msub>
      <mi>d</mi>
      <mn>3</mn>
    </msub>
    <mo stretchy="false">(</mo>
    <mi>i</mi>
    <mo>,</mo>
    <mi>j</mi>
    <mo>,</mo>
    <mi>t</mi>
    <mo>;</mo>
    <mi>a</mi>
    <mo stretchy="false">)</mo>
  </mrow>
</math>
</file>

<file path=Formula-24/content.xml><?xml version="1.0" encoding="utf-8"?>
<math xmlns="http://www.w3.org/1998/Math/MathML" display="inline">
  <mrow>
    <mi>a</mi>
  </mrow>
</math>
</file>

<file path=Formula-25/content.xml><?xml version="1.0" encoding="utf-8"?>
<math xmlns="http://www.w3.org/1998/Math/MathML" display="inline">
  <mrow>
    <msub>
      <mi>p</mi>
      <mn>4</mn>
    </msub>
    <mo>≥</mo>
    <mn>1</mn>
  </mrow>
</math>
</file>

<file path=Formula-26/content.xml><?xml version="1.0" encoding="utf-8"?>
<math xmlns="http://www.w3.org/1998/Math/MathML" display="inline">
  <mrow>
    <mi>p</mi>
  </mrow>
</math>
</file>

<file path=Formula-27/content.xml><?xml version="1.0" encoding="utf-8"?>
<math xmlns="http://www.w3.org/1998/Math/MathML" display="inline">
  <mrow>
    <mo stretchy="false">(</mo>
    <msub>
      <mi>α</mi>
      <mi>k</mi>
    </msub>
    <msub>
      <mo stretchy="false">)</mo>
      <mrow>
        <mn>1</mn>
        <mo>≤</mo>
        <mi>k</mi>
        <mo>≤</mo>
        <mi>K</mi>
      </mrow>
    </msub>
    <mo>∈</mo>
    <mo stretchy="false">[</mo>
    <mn>0</mn>
    <mo>,</mo>
    <mn>1</mn>
    <msup>
      <mo stretchy="false">]</mo>
      <mi>K</mi>
    </msup>
  </mrow>
</math>
</file>

<file path=Formula-28/content.xml><?xml version="1.0" encoding="utf-8"?>
<math xmlns="http://www.w3.org/1998/Math/MathML" display="block">
  <mrow>
    <mi>v</mi>
    <mo stretchy="false">(</mo>
    <mi>i</mi>
    <mo>,</mo>
    <mi>j</mi>
    <mo>,</mo>
    <mi>t</mi>
    <mo stretchy="false">)</mo>
    <mo>=</mo>
    <mfrac>
      <mn>1</mn>
      <mrow>
        <munder>
          <mo>∑</mo>
          <mi>k</mi>
        </munder>
        <msub>
          <mi>α</mi>
          <mi>k</mi>
        </msub>
      </mrow>
    </mfrac>
    <munderover>
      <mo>∑</mo>
      <mrow>
        <mi>k</mi>
        <mo>=</mo>
        <mn>1</mn>
      </mrow>
      <mi>K</mi>
    </munderover>
    <msub>
      <mi>α</mi>
      <mi>k</mi>
    </msub>
    <mspace width="0.278em"/>
    <mfrac>
      <mrow>
        <msub>
          <mi>d</mi>
          <mrow>
            <mi>k</mi>
            <mo>,</mo>
            <mi>max</mi>
          </mrow>
        </msub>
        <mo stretchy="false">(</mo>
        <mi>t</mi>
        <mo stretchy="false">)</mo>
        <mo>−</mo>
        <msub>
          <mi>d</mi>
          <mi>k</mi>
        </msub>
        <mo stretchy="false">(</mo>
        <mi>i</mi>
        <mo>,</mo>
        <mi>j</mi>
        <mo>,</mo>
        <mi>t</mi>
        <mo stretchy="false">)</mo>
      </mrow>
      <mrow>
        <msub>
          <mi>d</mi>
          <mrow>
            <mi>k</mi>
            <mo>,</mo>
            <mi>max</mi>
          </mrow>
        </msub>
        <mo stretchy="false">(</mo>
        <mi>t</mi>
        <mo stretchy="false">)</mo>
        <mo>−</mo>
        <msub>
          <mi>d</mi>
          <mrow>
            <mi>k</mi>
            <mo>,</mo>
            <mi>min</mi>
          </mrow>
        </msub>
        <mo stretchy="false">(</mo>
        <mi>t</mi>
        <mo stretchy="false">)</mo>
      </mrow>
    </mfrac>
    <mo>.</mo>
  </mrow>
</math>
</file>

<file path=Formula-29/content.xml><?xml version="1.0" encoding="utf-8"?>
<math xmlns="http://www.w3.org/1998/Math/MathML" display="inline">
  <mrow>
    <mi>v</mi>
  </mrow>
</math>
</file>

<file path=Formula-3/content.xml><?xml version="1.0" encoding="utf-8"?>
<math xmlns="http://www.w3.org/1998/Math/MathML" display="inline">
  <mrow>
    <mi>t</mi>
    <mo>∈</mo>
    <mtext mathvariant="double-struck">𝕋</mtext>
    <mo>=</mo>
    <mi>τ</mi>
    <mtext mathvariant="double-struck">ℕ</mtext>
    <mo>=</mo>
    <mo stretchy="false">{</mo>
    <mn>0</mn>
    <mo>,</mo>
    <mi>τ</mi>
    <mo>,</mo>
    <mn>2</mn>
    <mi>τ</mi>
    <mo>,</mo>
    <mo>.</mo>
    <mo>.</mo>
    <mo>.</mo>
    <mo stretchy="false">}</mo>
  </mrow>
</math>
</file>

<file path=Formula-30/content.xml><?xml version="1.0" encoding="utf-8"?>
<math xmlns="http://www.w3.org/1998/Math/MathML" display="inline">
  <mrow>
    <msub>
      <mi>d</mi>
      <mi>k</mi>
    </msub>
  </mrow>
</math>
</file>

<file path=Formula-31/content.xml><?xml version="1.0" encoding="utf-8"?>
<math xmlns="http://www.w3.org/1998/Math/MathML" display="inline">
  <mrow>
    <mi>v</mi>
    <mo stretchy="false">(</mo>
    <mi>i</mi>
    <mo>,</mo>
    <mi>j</mi>
    <mo stretchy="false">)</mo>
  </mrow>
</math>
</file>

<file path=Formula-32/content.xml><?xml version="1.0" encoding="utf-8"?>
<math xmlns="http://www.w3.org/1998/Math/MathML" display="inline">
  <mrow>
    <mi>n</mi>
  </mrow>
</math>
</file>

<file path=Formula-33/content.xml><?xml version="1.0" encoding="utf-8"?>
<math xmlns="http://www.w3.org/1998/Math/MathML" display="inline">
  <mrow>
    <mi>δ</mi>
    <mo>=</mo>
    <mn>1</mn>
  </mrow>
</math>
</file>

<file path=Formula-34/content.xml><?xml version="1.0" encoding="utf-8"?>
<math xmlns="http://www.w3.org/1998/Math/MathML" display="inline">
  <mrow>
    <msub>
      <mi>d</mi>
      <mn>2</mn>
    </msub>
  </mrow>
</math>
</file>

<file path=Formula-35/content.xml><?xml version="1.0" encoding="utf-8"?>
<math xmlns="http://www.w3.org/1998/Math/MathML" display="inline">
  <mrow>
    <msub>
      <mi>θ</mi>
      <mn>2</mn>
    </msub>
  </mrow>
</math>
</file>

<file path=Formula-36/content.xml><?xml version="1.0" encoding="utf-8"?>
<math xmlns="http://www.w3.org/1998/Math/MathML" display="inline">
  <mrow>
    <mi>v</mi>
  </mrow>
</math>
</file>

<file path=Formula-37/content.xml><?xml version="1.0" encoding="utf-8"?>
<math xmlns="http://www.w3.org/1998/Math/MathML" display="inline">
  <mrow>
    <mi>T</mi>
  </mrow>
</math>
</file>

<file path=Formula-38/content.xml><?xml version="1.0" encoding="utf-8"?>
<math xmlns="http://www.w3.org/1998/Math/MathML" display="inline">
  <mrow>
    <mo stretchy="false">(</mo>
    <mi>D</mi>
    <mo>,</mo>
    <mi>I</mi>
    <mo stretchy="false">)</mo>
  </mrow>
</math>
</file>

<file path=Formula-39/content.xml><?xml version="1.0" encoding="utf-8"?>
<math xmlns="http://www.w3.org/1998/Math/MathML" display="inline">
  <mrow>
    <mi>D</mi>
    <mo>∈</mo>
    <mo stretchy="false">[</mo>
    <mn>0</mn>
    <mo>,</mo>
    <mn>1</mn>
    <mo stretchy="false">]</mo>
  </mrow>
</math>
</file>

<file path=Formula-4/content.xml><?xml version="1.0" encoding="utf-8"?>
<math xmlns="http://www.w3.org/1998/Math/MathML" display="inline">
  <mrow>
    <mi>τ</mi>
  </mrow>
</math>
</file>

<file path=Formula-40/content.xml><?xml version="1.0" encoding="utf-8"?>
<math xmlns="http://www.w3.org/1998/Math/MathML" display="inline">
  <mrow>
    <mi>p</mi>
  </mrow>
</math>
</file>

<file path=Formula-41/content.xml><?xml version="1.0" encoding="utf-8"?>
<math xmlns="http://www.w3.org/1998/Math/MathML" display="inline">
  <mrow>
    <msub>
      <mi>p</mi>
      <mi>D</mi>
    </msub>
    <mo>≥</mo>
    <mn>1</mn>
  </mrow>
</math>
</file>

<file path=Formula-42/content.xml><?xml version="1.0" encoding="utf-8"?>
<math xmlns="http://www.w3.org/1998/Math/MathML" display="inline">
  <mrow>
    <msub>
      <mi>d</mi>
      <mn>1</mn>
    </msub>
  </mrow>
</math>
</file>

<file path=Formula-43/content.xml><?xml version="1.0" encoding="utf-8"?>
<math xmlns="http://www.w3.org/1998/Math/MathML" display="inline">
  <mrow>
    <mi>I</mi>
  </mrow>
</math>
</file>

<file path=Formula-44/content.xml><?xml version="1.0" encoding="utf-8"?>
<math xmlns="http://www.w3.org/1998/Math/MathML" display="block">
  <mrow>
    <mi>I</mi>
    <mo stretchy="false">(</mo>
    <mi>t</mi>
    <mo stretchy="false">)</mo>
    <mo>=</mo>
    <mfrac>
      <msup>
        <mi>M</mi>
        <mn>2</mn>
      </msup>
      <mrow>
        <munder>
          <mo>∑</mo>
          <mrow>
            <mi>μ</mi>
            <mo>≠</mo>
            <mi>ν</mi>
          </mrow>
        </munder>
        <mn>1</mn>
        <mo>/</mo>
        <msub>
          <mi>d</mi>
          <mrow>
            <mi>μ</mi>
            <mi>ν</mi>
          </mrow>
        </msub>
      </mrow>
    </mfrac>
    <mfrac>
      <mrow>
        <munder>
          <mo>∑</mo>
          <mrow>
            <mi>μ</mi>
            <mo>≠</mo>
            <mi>ν</mi>
          </mrow>
        </munder>
        <mo stretchy="false">(</mo>
        <msub>
          <mi>P</mi>
          <mi>μ</mi>
        </msub>
        <mo>−</mo>
        <mover>
          <mi>P</mi>
          <mo accent="true">¯</mo>
        </mover>
        <mo stretchy="false">)</mo>
        <mo stretchy="false">(</mo>
        <msub>
          <mi>P</mi>
          <mi>ν</mi>
        </msub>
        <mo>−</mo>
        <mover>
          <mi>P</mi>
          <mo accent="true">¯</mo>
        </mover>
        <mo stretchy="false">)</mo>
        <mo>/</mo>
        <msub>
          <mi>d</mi>
          <mrow>
            <mi>μ</mi>
            <mi>ν</mi>
          </mrow>
        </msub>
      </mrow>
      <mrow>
        <munderover>
          <mo>∑</mo>
          <mrow>
            <mi>μ</mi>
            <mo>=</mo>
            <mn>1</mn>
          </mrow>
          <msup>
            <mi>M</mi>
            <mn>2</mn>
          </msup>
        </munderover>
        <mo stretchy="false">(</mo>
        <msub>
          <mi>P</mi>
          <mi>μ</mi>
        </msub>
        <mo>−</mo>
        <mover>
          <mi>P</mi>
          <mo accent="true">¯</mo>
        </mover>
        <msup>
          <mo stretchy="false">)</mo>
          <mn>2</mn>
        </msup>
      </mrow>
    </mfrac>
  </mrow>
</math>
</file>

<file path=Formula-45/content.xml><?xml version="1.0" encoding="utf-8"?>
<math xmlns="http://www.w3.org/1998/Math/MathML" display="inline">
  <mrow>
    <mi>M</mi>
    <mo>×</mo>
    <mi>M</mi>
  </mrow>
</math>
</file>

<file path=Formula-46/content.xml><?xml version="1.0" encoding="utf-8"?>
<math xmlns="http://www.w3.org/1998/Math/MathML" display="inline">
  <mrow>
    <mn>1</mn>
    <mo>≪</mo>
    <mspace width="-0.167em"/>
    <mi>M</mi>
    <mo>≪</mo>
    <mspace width="-0.167em"/>
    <mi>N</mi>
  </mrow>
</math>
</file>

<file path=Formula-47/content.xml><?xml version="1.0" encoding="utf-8"?>
<math xmlns="http://www.w3.org/1998/Math/MathML" display="inline">
  <mrow>
    <msub>
      <mi>d</mi>
      <mrow>
        <mi>μ</mi>
        <mi>ν</mi>
      </mrow>
    </msub>
  </mrow>
</math>
</file>

<file path=Formula-48/content.xml><?xml version="1.0" encoding="utf-8"?>
<math xmlns="http://www.w3.org/1998/Math/MathML" display="inline">
  <mrow>
    <mi>μ</mi>
  </mrow>
</math>
</file>

<file path=Formula-49/content.xml><?xml version="1.0" encoding="utf-8"?>
<math xmlns="http://www.w3.org/1998/Math/MathML" display="inline">
  <mrow>
    <mi>ν</mi>
  </mrow>
</math>
</file>

<file path=Formula-5/content.xml><?xml version="1.0" encoding="utf-8"?>
<math xmlns="http://www.w3.org/1998/Math/MathML" display="inline">
  <mrow>
    <mi>G</mi>
    <mo stretchy="false">(</mo>
    <mi>t</mi>
    <mo stretchy="false">)</mo>
    <mo>=</mo>
    <mo stretchy="false">(</mo>
    <mi>V</mi>
    <mo stretchy="false">(</mo>
    <mi>t</mi>
    <mo stretchy="false">)</mo>
    <mo>,</mo>
    <mi>E</mi>
    <mo stretchy="false">(</mo>
    <mi>t</mi>
    <mo stretchy="false">)</mo>
    <mo stretchy="false">)</mo>
  </mrow>
</math>
</file>

<file path=Formula-50/content.xml><?xml version="1.0" encoding="utf-8"?>
<math xmlns="http://www.w3.org/1998/Math/MathML" display="inline">
  <mrow>
    <mo stretchy="false">(</mo>
    <msub>
      <mi>P</mi>
      <mi>μ</mi>
    </msub>
    <msub>
      <mo stretchy="false">)</mo>
      <mrow>
        <mn>1</mn>
        <mo>≤</mo>
        <mi>μ</mi>
        <mo>≤</mo>
        <msup>
          <mi>M</mi>
          <mn>2</mn>
        </msup>
      </mrow>
    </msub>
  </mrow>
</math>
</file>

<file path=Formula-51/content.xml><?xml version="1.0" encoding="utf-8"?>
<math xmlns="http://www.w3.org/1998/Math/MathML" display="inline">
  <mrow>
    <mover>
      <mi>P</mi>
      <mo accent="true">¯</mo>
    </mover>
  </mrow>
</math>
</file>

<file path=Formula-52/content.xml><?xml version="1.0" encoding="utf-8"?>
<math xmlns="http://www.w3.org/1998/Math/MathML" display="inline">
  <mrow>
    <mi>I</mi>
  </mrow>
</math>
</file>

<file path=Formula-53/content.xml><?xml version="1.0" encoding="utf-8"?>
<math xmlns="http://www.w3.org/1998/Math/MathML" display="inline">
  <mrow>
    <mo stretchy="false">[</mo>
    <mo>−</mo>
    <mn>1</mn>
    <mo>,</mo>
    <mn>1</mn>
    <mo stretchy="false">]</mo>
  </mrow>
</math>
</file>

<file path=Formula-54/content.xml><?xml version="1.0" encoding="utf-8"?>
<math xmlns="http://www.w3.org/1998/Math/MathML" display="inline">
  <mrow>
    <mo>−</mo>
    <mn>1</mn>
  </mrow>
</math>
</file>

<file path=Formula-55/content.xml><?xml version="1.0" encoding="utf-8"?>
<math xmlns="http://www.w3.org/1998/Math/MathML" display="inline">
  <mrow>
    <mi>I</mi>
  </mrow>
</math>
</file>

<file path=Formula-56/content.xml><?xml version="1.0" encoding="utf-8"?>
<math xmlns="http://www.w3.org/1998/Math/MathML" display="inline">
  <mrow>
    <mi>G</mi>
  </mrow>
</math>
</file>

<file path=Formula-57/content.xml><?xml version="1.0" encoding="utf-8"?>
<math xmlns="http://www.w3.org/1998/Math/MathML" display="inline">
  <mrow>
    <msub>
      <mi>G</mi>
      <mn>0</mn>
    </msub>
  </mrow>
</math>
</file>

<file path=Formula-58/content.xml><?xml version="1.0" encoding="utf-8"?>
<math xmlns="http://www.w3.org/1998/Math/MathML" display="inline">
  <mrow>
    <mi>G</mi>
  </mrow>
</math>
</file>

<file path=Formula-59/content.xml><?xml version="1.0" encoding="utf-8"?>
<math xmlns="http://www.w3.org/1998/Math/MathML" display="inline">
  <mrow>
    <mi>S</mi>
  </mrow>
</math>
</file>

<file path=Formula-6/content.xml><?xml version="1.0" encoding="utf-8"?>
<math xmlns="http://www.w3.org/1998/Math/MathML" display="inline">
  <mrow>
    <mi>V</mi>
  </mrow>
</math>
</file>

<file path=Formula-60/content.xml><?xml version="1.0" encoding="utf-8"?>
<math xmlns="http://www.w3.org/1998/Math/MathML" display="inline">
  <mrow>
    <mi>G</mi>
  </mrow>
</math>
</file>

<file path=Formula-61/content.xml><?xml version="1.0" encoding="utf-8"?>
<math xmlns="http://www.w3.org/1998/Math/MathML" display="inline">
  <mrow>
    <msub>
      <mi>p</mi>
      <mi>S</mi>
    </msub>
    <mo>≥</mo>
    <mn>1</mn>
  </mrow>
</math>
</file>

<file path=Formula-62/content.xml><?xml version="1.0" encoding="utf-8"?>
<math xmlns="http://www.w3.org/1998/Math/MathML" display="inline">
  <mrow>
    <msub>
      <mi>e</mi>
      <mn>3</mn>
    </msub>
    <mo stretchy="false">(</mo>
    <mi>i</mi>
    <mo>,</mo>
    <mi>j</mi>
    <mo>,</mo>
    <mi>t</mi>
    <mo stretchy="false">)</mo>
  </mrow>
</math>
</file>

<file path=Formula-63/content.xml><?xml version="1.0" encoding="utf-8"?>
<math xmlns="http://www.w3.org/1998/Math/MathML" display="inline">
  <mrow>
    <mo stretchy="false">(</mo>
    <mi>i</mi>
    <mo>,</mo>
    <mi>j</mi>
    <mo stretchy="false">)</mo>
  </mrow>
</math>
</file>

<file path=Formula-64/content.xml><?xml version="1.0" encoding="utf-8"?>
<math xmlns="http://www.w3.org/1998/Math/MathML" display="inline">
  <mrow>
    <msub>
      <mi>d</mi>
      <mn>3</mn>
    </msub>
    <mo stretchy="false">(</mo>
    <mi>i</mi>
    <mo>,</mo>
    <mi>j</mi>
    <mo>,</mo>
    <mi>t</mi>
    <mo stretchy="false">)</mo>
  </mrow>
</math>
</file>

<file path=Formula-65/content.xml><?xml version="1.0" encoding="utf-8"?>
<math xmlns="http://www.w3.org/1998/Math/MathML" display="inline">
  <mrow>
    <mi>S</mi>
    <mo>≥</mo>
    <mn>1</mn>
  </mrow>
</math>
</file>

<file path=Formula-66/content.xml><?xml version="1.0" encoding="utf-8"?>
<math xmlns="http://www.w3.org/1998/Math/MathML" display="inline">
  <mrow>
    <mi>A</mi>
  </mrow>
</math>
</file>

<file path=Formula-67/content.xml><?xml version="1.0" encoding="utf-8"?>
<math xmlns="http://www.w3.org/1998/Math/MathML" display="inline">
  <mrow>
    <mi>p</mi>
  </mrow>
</math>
</file>

<file path=Formula-68/content.xml><?xml version="1.0" encoding="utf-8"?>
<math xmlns="http://www.w3.org/1998/Math/MathML" display="inline">
  <mrow>
    <msub>
      <mi>d</mi>
      <mn>4</mn>
    </msub>
  </mrow>
</math>
</file>

<file path=Formula-69/content.xml><?xml version="1.0" encoding="utf-8"?>
<math xmlns="http://www.w3.org/1998/Math/MathML" display="inline">
  <mrow>
    <mi>A</mi>
  </mrow>
</math>
</file>

<file path=Formula-7/content.xml><?xml version="1.0" encoding="utf-8"?>
<math xmlns="http://www.w3.org/1998/Math/MathML" display="inline">
  <mrow>
    <mi>E</mi>
  </mrow>
</math>
</file>

<file path=Formula-70/content.xml><?xml version="1.0" encoding="utf-8"?>
<math xmlns="http://www.w3.org/1998/Math/MathML" display="inline">
  <mrow>
    <mo stretchy="false">[</mo>
    <mn>0</mn>
    <mo>,</mo>
    <mn>1</mn>
    <mo stretchy="false">]</mo>
  </mrow>
</math>
</file>

<file path=Formula-71/content.xml><?xml version="1.0" encoding="utf-8"?>
<math xmlns="http://www.w3.org/1998/Math/MathML" display="inline">
  <mrow>
    <mi>S</mi>
  </mrow>
</math>
</file>

<file path=Formula-72/content.xml><?xml version="1.0" encoding="utf-8"?>
<math xmlns="http://www.w3.org/1998/Math/MathML" display="inline">
  <mrow>
    <mi>A</mi>
  </mrow>
</math>
</file>

<file path=Formula-73/content.xml><?xml version="1.0" encoding="utf-8"?>
<math xmlns="http://www.w3.org/1998/Math/MathML" display="inline">
  <mrow>
    <mi>H</mi>
    <mo stretchy="false">(</mo>
    <mi>t</mi>
    <mo stretchy="false">)</mo>
  </mrow>
</math>
</file>

<file path=Formula-8/content.xml><?xml version="1.0" encoding="utf-8"?>
<math xmlns="http://www.w3.org/1998/Math/MathML" display="inline">
  <mrow>
    <mi>δ</mi>
    <mo stretchy="false">(</mo>
    <mi>i</mi>
    <mo>,</mo>
    <mi>j</mi>
    <mo>,</mo>
    <mn>0</mn>
    <mo stretchy="false">)</mo>
    <mo>=</mo>
    <mn>0</mn>
  </mrow>
</math>
</file>

<file path=Formula-9/content.xml><?xml version="1.0" encoding="utf-8"?>
<math xmlns="http://www.w3.org/1998/Math/MathML" display="inline">
  <mrow>
    <mi>G</mi>
    <mo stretchy="false">(</mo>
    <mn>0</mn>
    <mo stretchy="false">)</mo>
    <mo>=</mo>
    <mo stretchy="false">(</mo>
    <msub>
      <mi>V</mi>
      <mn>0</mn>
    </msub>
    <mo>,</mo>
    <msub>
      <mi>E</mi>
      <mn>0</mn>
    </msub>
    <mo stretchy="false">)</mo>
  </mrow>
</math>
</file>